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OpenSymbol1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in" fo:margin-bottom="0in" loext:contextual-spacing="false" fo:line-height="100%" fo:background-color="transparent" style:shadow="none">
        <style:tab-stops/>
        <style:background-image/>
      </style:paragraph-properties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 fo:background-color="transparent" style:shadow="none">
        <style:background-image/>
      </style:paragraph-properties>
    </style:style>
    <style:style style:name="P4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  <style:text-properties style:text-line-through-style="none" style:text-line-through-type="none" style:text-underline-style="none" style:text-blinking="false"/>
    </style:style>
    <style:style style:name="P5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  <style:text-properties style:text-line-through-style="none" style:text-line-through-type="none" style:text-underline-style="none" fo:font-weight="bold" style:text-blinking="false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  <style:text-properties style:text-line-through-style="none" style:text-line-through-type="none" fo:font-size="14pt" style:text-underline-style="solid" style:text-underline-width="auto" style:text-underline-color="font-color" style:text-blinking="false" style:font-size-asian="14pt" style:font-size-complex="14pt"/>
    </style:style>
    <style:style style:name="P8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/>
    </style:style>
    <style:style style:name="P9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Text_20_body">
      <style:paragraph-properties fo:margin-top="0in" fo:margin-bottom="0in" loext:contextual-spacing="false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12" style:family="paragraph" style:parent-style-name="Text_20_body">
      <style:paragraph-properties fo:margin-top="0in" fo:margin-bottom="0in" loext:contextual-spacing="false" fo:line-height="100%" fo:break-before="page" fo:background-color="transparent" style:shadow="none">
        <style:background-image/>
      </style:paragraph-properties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text-indent="0.0417in" style:auto-text-indent="false" fo:background-color="transparent" style:shadow="none">
        <style:tab-stops>
          <style:tab-stop style:position="0.2917in"/>
        </style:tab-stops>
        <style:background-image/>
      </style:paragraph-properties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background-color="transparent" style:shadow="none">
        <style:tab-stops>
          <style:tab-stop style:position="0.2917in"/>
        </style:tab-stops>
        <style:background-image/>
      </style:paragraph-properties>
    </style:style>
    <style:style style:name="P1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.0417in" style:auto-text-indent="false" fo:background-color="transparent" style:shadow="none">
        <style:tab-stops>
          <style:tab-stop style:position="0.2917in"/>
        </style:tab-stops>
        <style:background-image/>
      </style:paragraph-properties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none" style:text-line-through-type="none" style:text-underline-style="none" style:text-blinking="false"/>
    </style:style>
    <style:style style:name="T7" style:family="text">
      <style:text-properties style:text-line-through-style="none" style:text-line-through-type="none" style:text-underline-style="solid" style:text-underline-width="auto" style:text-underline-color="font-color" style:text-blinking="false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ba48c"/>
    </style:style>
    <style:style style:name="T10" style:family="text">
      <style:text-properties officeooo:rsid="000ba4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Currículum Vitae</text:span> </text:p>
      <text:p text:style-name="P3"/>
      <text:p text:style-name="P1"><text:span text:style-name="T4">Marcos Ariel Chaparro</text:span> </text:p>
      <text:p text:style-name="P1"/>
      <text:p text:style-name="P1"><text:span text:style-name="T1">Información personal:</text:span> </text:p>
      <text:p text:style-name="P1"/>
      <text:p text:style-name="P1"><text:span text:style-name="T5">Lugar y fecha de nacimiento:</text:span> Hospital Naval Pto. Belgrano, 28 de Agosto de 1987. </text:p>
      <text:p text:style-name="P1"><text:span text:style-name="T5">D.N.I.:</text:span> 33.120.528 </text:p>
      <text:p text:style-name="P1"><text:span text:style-name="T5">Estado civil:</text:span> Soltero. </text:p>
      <text:p text:style-name="P1"><text:span text:style-name="T5">Hijos:</text:span> -- </text:p>
      <text:p text:style-name="P1"><text:span text:style-name="T5">Domicilio:</text:span> Martín García 184, Punta Alta, Bs. As. </text:p>
      <text:p text:style-name="P1"><text:span text:style-name="T5">Teléfono:</text:span> 2932 492779 (móvil) </text:p>
      <text:p text:style-name="P1">02932 425569 (domicilio) </text:p>
      <text:p text:style-name="P1"><text:span text:style-name="T5">E-mail:</text:span> <text:a xlink:type="simple" xlink:href="mailto:marcos@mrkindustries.com.ar" text:style-name="Internet_20_link" text:visited-style-name="Visited_20_Internet_20_Link">marcos@mrkindustries.com.ar</text:a></text:p>
      <text:p text:style-name="P1"/>
      <text:p text:style-name="P1"><text:span text:style-name="T1">Estudios:</text:span> </text:p>
      <text:p text:style-name="P1"/>
      <text:p text:style-name="P2"><text:span text:style-name="T5">Nivel polimodal:</text:span> Bachiller con orientación Ciencias Naturales. Inst. José M. Estrada – Punta Alta. 2005. <text:tab/><text:tab/><text:tab/><text:tab/><text:tab/><text:tab/><text:tab/><text:tab/><text:tab/><text:tab/><text:tab/>Promedio: 8.98. </text:p>
      <text:p text:style-name="P1"><text:span text:style-name="T5">Nivel universitario:</text:span> Ingeniería Electrónica. <text:a xlink:type="simple" xlink:href="http://www.frbb.utn.edu.ar/" text:style-name="Internet_20_link" text:visited-style-name="Visited_20_Internet_20_Link">U.T.N.</text:a> - Bahía Blanca. 38 materias aprobadas.</text:p>
      <text:p text:style-name="P1"><text:tab/><text:tab/><text:tab/><text:tab/><text:tab/><text:tab/><text:tab/><text:tab/><text:tab/><text:tab/><text:tab/>Promedio actual: 7.54</text:p>
      <text:p text:style-name="P13"/>
      <text:list xml:id="list6684533778694856425" text:style-name="L1">
        <text:list-item>
          <text:p text:style-name="P15">Fundador de <text:a xlink:type="simple" xlink:href="http://mrkindustries.com.ar/" text:style-name="Internet_20_link" text:visited-style-name="Visited_20_Internet_20_Link">Mrk Industries</text:a>, con cientos de <text:a xlink:type="simple" xlink:href="http://www.flickr.com/photos/mrkindustries/" text:style-name="Internet_20_link" text:visited-style-name="Visited_20_Internet_20_Link">placas</text:a> producidas utilizando tecnología SMT en 2, 4 y 6 capas, con proyectos para CONICET, Ministerio de Defensa, Armada, y empresas extranjeras.</text:p>
        </text:list-item>
        <text:list-item>
          <text:p text:style-name="P15">Especialista en diseño de software embebido de tiempo real (preempt-rt linux, Xenomai, CoOS)</text:p>
        </text:list-item>
        <text:list-item>
          <text:p text:style-name="P15">Especialista en diseño de hardware con microcontroladores de 32 bit.</text:p>
        </text:list-item>
        <text:list-item>
          <text:p text:style-name="P15">Experiencia en campo con FPGAs</text:p>
        </text:list-item>
        <text:list-item>
          <text:p text:style-name="P15">Conocimientos de framework Qt para PC.</text:p>
        </text:list-item>
        <text:list-item>
          <text:p text:style-name="P15">Administrador de servidores, con servidores propios para desarrollo y tracking satelital</text:p>
        </text:list-item>
        <text:list-item>
          <text:p text:style-name="P15">Control de versiones con Git</text:p>
        </text:list-item>
        <text:list-item>
          <text:p text:style-name="P15">Sólidos conocimientos sobre sistemas basados en Debian Linux, y Debian <text:a xlink:type="simple" xlink:href="https://github.com/nitrousnrg/ECUmanager/downloads" text:style-name="Internet_20_link" text:visited-style-name="Visited_20_Internet_20_Link">packaging</text:a>, con dos mejoras al kernel Linux que ya son mainstream.</text:p>
        </text:list-item>
      </text:list>
      <text:p text:style-name="P14"/>
      <text:p text:style-name="P1"/>
      <text:p text:style-name="P1"/>
      <text:p text:style-name="P9">Experiencia Laboral:</text:p>
      <text:p text:style-name="P1"/>
      <text:p text:style-name="P1"><text:span text:style-name="T5">2008-2009:</text:span> Alumno investigador del Grupo de Estudios de Bio-Ingeniería (<text:a xlink:type="simple" xlink:href="http://www.frbb.utn.edu.ar/electronica/grupo-investigacion/gebi.html" text:style-name="Internet_20_link" text:visited-style-name="Visited_20_Internet_20_Link">GEBI</text:a>) en la Universidad Tecnológica Nacional.</text:p>
      <text:p text:style-name="P1"><text:span text:style-name="T5">2009-2010:</text:span><text:span text:style-name="T8"> Becario pasante en el Hospital Naval Puerto Belgrano, realizando tareas de reparación de equipos y diseño de mejoras para centrífugas del laboratorio.</text:span></text:p>
      <text:p text:style-name="P8">2010-2011:<text:span text:style-name="T8"> Integrante de DIYEFI.org, a cargo del diseño del </text:span><text:a xlink:type="simple" xlink:href="http://puma.freeems.org/" text:style-name="Internet_20_link" text:visited-style-name="Visited_20_Internet_20_Link">hardware</text:a><text:span text:style-name="T8"> para el proyecto </text:span><text:a xlink:type="simple" xlink:href="http://freeems.org/" text:style-name="Internet_20_link" text:visited-style-name="Visited_20_Internet_20_Link">FreeEMS</text:a><text:span text:style-name="T8">, con varias unidades vendidas en distintos países. También responsable de una </text:span><text:a xlink:type="simple" xlink:href="http://forum.diyefi.org/viewtopic.php?f=33&amp;t=866" text:style-name="Internet_20_link" text:visited-style-name="Visited_20_Internet_20_Link">interfaz gráfica</text:a>.</text:p>
      <text:p text:style-name="P8">2011:<text:span text:style-name="T8"> Puesta en marcha de equipos de radar y radios SDR para </text:span><text:a xlink:type="simple" xlink:href="http://emtech.com.ar/" text:style-name="Internet_20_link" text:visited-style-name="Visited_20_Internet_20_Link">Emtech</text:a><text:span text:style-name="T8">, en </text:span><text:a xlink:type="simple" xlink:href="http://invap.com.ar/" text:style-name="Internet_20_link" text:visited-style-name="Visited_20_Internet_20_Link">INVAP</text:a><text:span text:style-name="T8">.</text:span></text:p>
      <text:p text:style-name="P8">2012 - <text:span text:style-name="T10">2014</text:span>:<text:span text:style-name="T8"> Trabajos para el Ministerio de Defensa, INVAP, Armada Argentina, Emsur, Laboratorio de Ciencias de imágenes (UNS), Saleae </text:span><text:span text:style-name="T9">LLC</text:span><text:span text:style-name="T8">, Remisse Atlántida, Lytron </text:span><text:span text:style-name="T9">Inc.</text:span><text:span text:style-name="T8">, </text:span><text:span text:style-name="T9">Electrosmart, Punto Pret SA, EKOSUR S.A y SAPEM</text:span><text:span text:style-name="T8"> como director de Mrk Industries.</text:span></text:p>
      <text:p text:style-name="P8"/>
      <text:p text:style-name="P1"><text:span text:style-name="T1">Idiomas:</text:span> </text:p>
      <text:p text:style-name="P1"/>
      <text:p text:style-name="P1">Inglés.</text:p>
      <text:p text:style-name="P10"/>
      <text:p text:style-name="P12"><text:span text:style-name="T3">Cursos y seminarios:</text:span> </text:p>
      <text:p text:style-name="P1"/>
      <text:p text:style-name="P4">2010:<text:tab/>Exposición del paper “Herramienta Computacional Para la Determinación de Mapas Electromagnéticos de Radiofrecuencias.” N. Mata, P. Baldini, Ch. Galasso, M Chaparro, M Silva Bustos. <text:a xlink:type="simple" xlink:href="http://www.frhutn.org/cms/index.php?seccion_generica_id=675" text:style-name="Internet_20_link" text:visited-style-name="Visited_20_Internet_20_Link">EMNUS</text:a> 2010, UTN, FR Haedo.</text:p>
      <text:p text:style-name="P4"/>
      <text:p text:style-name="P4">2011:<text:tab/>Dictado del Curso Introductorio sobre GNU/Linux para Sistemas Embebidos, en UTN FRBB</text:p>
      <text:p text:style-name="P4"/>
      <text:p text:style-name="P4">2011:<text:tab/>Expositor en el Congreso Argentino de Ciencias de la Computación, UTN Facultad Regional Mendoza</text:p>
      <text:p text:style-name="P4"/>
      <text:p text:style-name="P4">2012: Curso ad hoc sobre sistemas embebidos robustos (HW, SW, DFM) en UTN FRBB</text:p>
      <text:p text:style-name="P4"/>
      <text:p text:style-name="P7">Honores y Premios:</text:p>
      <text:p text:style-name="P4"/>
      <text:p text:style-name="P5">Premio TR35 del MIT</text:p>
      <text:p text:style-name="P6">Noviembre 2013</text:p>
      <text:p text:style-name="P6">Seleccionado como uno de los <text:a xlink:type="simple" xlink:href="http://www.technologyreview.es/tr35argentinayuruguay/profile.aspx?trid=1427" text:style-name="Internet_20_link" text:visited-style-name="Visited_20_Internet_20_Link">10 innovadores del año</text:a> de Argentina y Uruguay por el Technology Review del Massachusetts Institute of Technology.</text:p>
      <text:p text:style-name="P4"/>
      <text:p text:style-name="P5">Primer premio en el programa internacional Frida</text:p>
      <text:p text:style-name="P6">En la categoría Desarrollo, año 2013 con el proyecto Electrosmart, presentado en Indonesia.</text:p>
      <text:p text:style-name="P5"/>
      <text:p text:style-name="P5">Premio JCI-TOYP 2012</text:p>
      <text:p text:style-name="P4">Uno de los diez jóvenes sobresalientes de la Pcia. de Buenos Aires, galardonado en la categoría DESARROLLO CIENTÍFICO Y TECNOLÓGICO por el nivel de transferencia tecnológica en los desarrollos de sistemas embebidos.</text:p>
      <text:p text:style-name="P4"/>
      <text:p text:style-name="P5">Primer Premio Asociación Marchigianar </text:p>
      <text:p text:style-name="P4">Deciembre 2012 </text:p>
      <text:p text:style-name="P4">Electrocardiógrafo Portátil para dispositivos móviles. </text:p>
      <text:p text:style-name="P4">El proyecto resulto ganador entre 150 proyectos presentados. </text:p>
      <text:p text:style-name="P4">El Concurso ECapital 2012 cuenta con el apoyo de la Región de Le Marche, Embajada de Italia, Deloitte, Emprear, Hope Funds, Andreani, Lupa Corp, Ariston, Brandoni, Pieralisi y ArsUltra.</text:p>
      <text:p text:style-name="P4"/>
      <text:p text:style-name="P5">Tercer Puesto en INNOVAR </text:p>
      <text:p text:style-name="P4">Noviembre 2012 </text:p>
      <text:p text:style-name="P4">Electrocardiógrafo Portátil para dispositivos móviles. </text:p>
      <text:p text:style-name="P4">Se obtuvo un reconocimiento por ser el tercer proyecto más votado entre un total de más de 2000 proyectos presentados.</text:p>
      <text:p text:style-name="P4"/>
      <text:p text:style-name="P5">Segundo Puesto Banco Santander Río </text:p>
      <text:p text:style-name="P4">Deciembre 2012 </text:p>
      <text:p text:style-name="P4">Electrocardiógrafo Portátil para dispositivos móviles. </text:p>
      <text:p text:style-name="P4">Segundo puesto del Premio Jóvenes Emprendedores 2012 organizado por el Banco Santander Río.</text:p>
      <text:p text:style-name="P4"/>
      <text:p text:style-name="P5">Premio en las 24hs de Innovación</text:p>
      <text:p text:style-name="P4">Competencia internacional de 24hs, compitiendo contra más de 2000 equipos.</text:p>
      <text:p text:style-name="P4"/>
      <text:p text:style-name="P1"><text:span text:style-name="T1">Otras actividades:</text:span> </text:p>
      <text:p text:style-name="P1"/>
      <text:p text:style-name="P1"><text:span text:style-name="T5">2007:</text:span><text:span text:style-name="T6"> Desarrollo de un </text:span><text:a xlink:type="simple" xlink:href="http://www.youtube.com/watch?v=3yXYihwEvos" text:style-name="Internet_20_link" text:visited-style-name="Visited_20_Internet_20_Link"><text:span text:style-name="T7">sistema</text:span></text:a><text:span text:style-name="T6"> de inyección electrónica programable para motores de competición.</text:span> </text:p>
      <text:p text:style-name="P1"><text:span text:style-name="T5">2008:</text:span> <text:bookmark text:name="h4lw"/><text:a xlink:type="simple" xlink:href="http://cm2prod.baylor.edu/login.jsf" office:target-frame-name="_blank" xlink:show="new" text:style-name="Internet_20_link" text:visited-style-name="Visited_20_Internet_20_Link">ACM-IBM international collegiate programming contest</text:a> , representando a la UTN FRBB en la U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OpenSymbol1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loext:contextual-spacing="false" fo:text-indent="0in" style:auto-text-indent="false"/>
      <style:text-properties style:font-name="Times New Roman1" fo:font-family="'Times New Roman'" fo:font-size="12pt" style:font-name-asian="Times New Roman1" style:font-family-asian="'Times New Roman'" style:font-size-asian="12pt" style:font-name-complex="Times New Roman1" style:font-family-complex="'Times New Roman'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 loext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fo:font-size="10pt" style:font-name-asian="Courier New" style:font-family-asian="'Courier New'" style:font-size-asian="10pt" style:font-name-complex="Courier New" style:font-family-complex="'Courier New'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curriculum vitae</dc:title>
    <meta:creation-date>2009-03-29T17:01:12</meta:creation-date>
    <dc:date>2014-11-09T12:46:52.703600290</dc:date>
    <meta:print-date>2009-03-30T15:15:36</meta:print-date>
    <dc:language>en-US</dc:language>
    <meta:editing-cycles>32</meta:editing-cycles>
    <meta:editing-duration>PT3H44M3S</meta:editing-duration>
    <dc:creator>Marcos Chaparro</dc:creator>
    <meta:document-statistic meta:table-count="0" meta:image-count="0" meta:object-count="0" meta:page-count="2" meta:paragraph-count="62" meta:word-count="617" meta:character-count="4261" meta:non-whitespace-character-count="3665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